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6FDA48FE5F6E8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2.1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805cm" svg:x="0.008cm" svg:y="0cm">
          <draw:image xlink:href="Pictures/10000000000005D6000003496FDA48FE5F6E8EF9.png" xlink:type="simple" xlink:show="embed" xlink:actuate="onLoad">
            <text:p/>
          </draw:image>
        </draw:frame>
        <draw:frame draw:style-name="gr2" draw:text-style-name="P6" draw:layer="layout" svg:width="23.987cm" svg:height="12.36cm" svg:x="2.007cm" svg:y="2.737cm">
          <draw:text-box>
            <text:p text:style-name="P2"><text:span text:style-name="T1">Jezus geneest een jongen </text:span></text:p>
            <text:p text:style-name="P2"><text:span text:style-name="T1">met een boze geest</text:span></text:p>
            <text:p text:style-name="P2"><text:span text:style-name="T2">(Markus 9:14-29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0T14:52:58.048000000</dc:date>
    <meta:editing-duration>PT20M</meta:editing-duration>
    <meta:editing-cycles>15</meta:editing-cycles>
    <meta:generator>LibreOffice/5.4.7.2$Windows_X86_64 LibreOffice_project/c838ef25c16710f8838b1faec480ebba495259d0</meta:generator>
    <meta:document-statistic meta:object-count="2"/>
  </office:meta>
</office:document-meta>
</file>